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Gill Sans MT" svg:font-family="'Gill Sans MT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,Bold1" svg:font-family="'Calibri,Bold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officeooo:paragraph-rsid="000d1393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ff0000" fo:font-size="15pt" fo:font-weight="bold" officeooo:paragraph-rsid="000d1393" style:font-size-asian="15pt" style:font-weight-asian="bold" style:font-name-complex="Calibri1" style:font-size-complex="15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0pt" officeooo:rsid="000d1393" officeooo:paragraph-rsid="000d1393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0pt" officeooo:paragraph-rsid="000d1393" style:font-size-asian="10pt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0.5pt" fo:font-weight="bold" officeooo:paragraph-rsid="000d1393" style:font-size-asian="10.5pt" style:font-weight-asian="bold" style:font-size-complex="10.5pt" style:font-weight-complex="bold"/>
    </style:style>
    <style:style style:name="P6" style:family="paragraph" style:parent-style-name="Default">
      <style:paragraph-properties fo:margin-left="0cm" fo:margin-right="0.016cm" style:line-height-at-least="0.353cm" fo:text-align="start" style:justify-single-word="false" fo:text-indent="0cm" style:auto-text-indent="false" style:writing-mode="lr-tb">
        <style:tab-stops>
          <style:tab-stop style:position="1.339cm"/>
          <style:tab-stop style:position="1.341cm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Default">
      <style:paragraph-properties fo:margin-left="0cm" fo:margin-right="0.016cm" fo:line-height="113%" fo:text-align="start" style:justify-single-word="false" fo:text-indent="0cm" style:auto-text-indent="false" style:writing-mode="lr-tb">
        <style:tab-stops>
          <style:tab-stop style:position="2.575cm"/>
          <style:tab-stop style:position="2.577cm"/>
        </style:tab-stops>
      </style:paragraph-properties>
      <style:text-properties fo:font-size="10pt" style:font-size-asian="10pt" style:font-size-complex="10pt"/>
    </style:style>
    <style:style style:name="P8" style:family="paragraph" style:parent-style-name="Default">
      <style:paragraph-properties fo:margin-left="0cm" fo:margin-right="0.016cm" style:line-height-at-least="0.353cm" fo:text-align="start" style:justify-single-word="false" fo:text-indent="0cm" style:auto-text-indent="false" style:writing-mode="lr-tb">
        <style:tab-stops>
          <style:tab-stop style:position="1.339cm"/>
          <style:tab-stop style:position="1.341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Default">
      <style:paragraph-properties fo:margin-left="0cm" fo:margin-right="0.016cm" fo:margin-top="0.014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339cm"/>
          <style:tab-stop style:position="1.341cm"/>
        </style:tab-stops>
      </style:paragraph-properties>
      <style:text-properties fo:color="#000000" style:text-outline="false" style:text-line-through-style="none" style:text-line-through-type="none" style:font-name="Lohit Devanagar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10" style:family="paragraph" style:parent-style-name="Default">
      <style:paragraph-properties fo:margin-left="0cm" fo:margin-right="0.016cm" fo:margin-top="0.01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339cm"/>
          <style:tab-stop style:position="1.341cm"/>
        </style:tab-stops>
      </style:paragraph-properties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text-emphasize="none"/>
    </style:style>
    <style:style style:name="P11" style:family="paragraph" style:parent-style-name="Default">
      <style:paragraph-properties fo:margin-left="0cm" fo:margin-right="0.016cm" fo:margin-top="0.11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2.575cm"/>
          <style:tab-stop style:position="2.577cm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Default">
      <style:paragraph-properties fo:margin-left="0cm" fo:margin-right="0.014cm" fo:margin-top="0.143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2.792cm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Default">
      <style:paragraph-properties fo:margin-left="0cm" fo:margin-right="0.014cm" fo:margin-top="0.14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2.792cm"/>
        </style:tab-stops>
      </style:paragraph-properties>
      <style:text-properties fo:font-size="10pt" style:font-size-asian="10pt" style:font-size-complex="10pt"/>
    </style:style>
    <style:style style:name="P14" style:family="paragraph" style:parent-style-name="Default">
      <style:paragraph-properties fo:margin-left="0cm" fo:margin-right="0.014cm" fo:margin-top="0.1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2.101cm"/>
          <style:tab-stop style:position="2.103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Default">
      <style:paragraph-properties fo:margin-left="0cm" fo:margin-right="0.014cm" fo:margin-top="0.014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2.101cm"/>
          <style:tab-stop style:position="2.103cm"/>
        </style:tab-stops>
      </style:paragraph-properties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text-emphasize="none"/>
    </style:style>
    <style:style style:name="P16" style:family="paragraph" style:parent-style-name="Default">
      <style:paragraph-properties fo:margin-left="0cm" fo:margin-right="0.014cm" fo:margin-top="0.284cm" fo:margin-bottom="0cm" loext:contextual-spacing="false" fo:line-height="113%" fo:text-align="start" style:justify-single-word="false" fo:text-indent="0cm" style:auto-text-indent="false" style:writing-mode="lr-tb">
        <style:tab-stops>
          <style:tab-stop style:position="1.307cm"/>
        </style:tab-stops>
      </style:paragraph-properties>
      <style:text-properties fo:font-size="10pt" style:font-size-asian="10pt" style:font-size-complex="10pt"/>
    </style:style>
    <style:style style:name="P17" style:family="paragraph" style:parent-style-name="Default">
      <style:paragraph-properties fo:margin-left="0cm" fo:margin-right="0.014cm" fo:margin-top="0.11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305cm"/>
          <style:tab-stop style:position="1.307cm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Default">
      <style:paragraph-properties fo:margin-left="0cm" fo:margin-right="0.014cm" fo:margin-top="0.11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2.575cm"/>
          <style:tab-stop style:position="2.577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Default">
      <style:paragraph-properties fo:margin-top="0cm" fo:margin-bottom="0cm" loext:contextual-spacing="false" fo:line-height="100%"/>
      <style:text-properties officeooo:rsid="000d1393" officeooo:paragraph-rsid="000db48b"/>
    </style:style>
    <style:style style:name="P20" style:family="paragraph" style:parent-style-name="Default">
      <style:paragraph-properties fo:margin-top="0cm" fo:margin-bottom="0cm" loext:contextual-spacing="false" fo:line-height="100%"/>
      <style:text-properties fo:font-size="10pt" officeooo:rsid="000d1393" officeooo:paragraph-rsid="000d1393" style:font-size-asian="10pt" style:font-size-complex="10pt"/>
    </style:style>
    <style:style style:name="P21" style:family="paragraph" style:parent-style-name="Default">
      <style:paragraph-properties fo:margin-top="0cm" fo:margin-bottom="0cm" loext:contextual-spacing="false" fo:line-height="100%"/>
      <style:text-properties fo:font-size="12pt" officeooo:paragraph-rsid="000db48b" style:font-size-asian="12pt" style:font-size-complex="12pt"/>
    </style:style>
    <style:style style:name="P22" style:family="paragraph" style:parent-style-name="Default" style:list-style-name="L1">
      <style:paragraph-properties style:line-height-at-least="0.353cm" fo:text-align="start" style:justify-single-word="false" style:writing-mode="lr-tb">
        <style:tab-stops>
          <style:tab-stop style:position="1.305cm"/>
          <style:tab-stop style:position="1.307cm"/>
        </style:tab-stops>
      </style:paragraph-properties>
      <style:text-properties fo:font-size="10pt" style:font-size-asian="10pt" style:font-size-complex="10pt"/>
    </style:style>
    <style:style style:name="P23" style:family="paragraph" style:parent-style-name="Default" style:list-style-name="L1">
      <style:paragraph-properties fo:margin-top="0.141cm" fo:margin-bottom="0cm" loext:contextual-spacing="false" style:line-height-at-least="0.353cm" fo:text-align="start" style:justify-single-word="false" style:writing-mode="lr-tb">
        <style:tab-stops>
          <style:tab-stop style:position="3.087cm"/>
          <style:tab-stop style:position="3.089cm"/>
          <style:tab-stop style:position="5.218cm"/>
          <style:tab-stop style:position="8.871cm"/>
          <style:tab-stop style:position="12.428cm"/>
          <style:tab-stop style:position="15.028cm"/>
          <style:tab-stop style:position="15.863cm"/>
          <style:tab-stop style:position="18.551cm"/>
          <style:tab-stop style:position="19.655cm"/>
          <style:tab-stop style:position="21.027cm"/>
          <style:tab-stop style:position="22.14cm"/>
        </style:tab-stops>
      </style:paragraph-properties>
      <style:text-properties fo:font-size="10pt" style:font-size-asian="10pt" style:font-size-complex="10pt"/>
    </style:style>
    <style:style style:name="P24" style:family="paragraph" style:parent-style-name="Default" style:list-style-name="L1">
      <style:paragraph-properties fo:margin-top="0.141cm" fo:margin-bottom="0cm" loext:contextual-spacing="false" style:line-height-at-least="0.353cm" fo:text-align="start" style:justify-single-word="false" style:writing-mode="lr-tb">
        <style:tab-stops>
          <style:tab-stop style:position="3.087cm"/>
          <style:tab-stop style:position="3.089cm"/>
        </style:tab-stops>
      </style:paragraph-properties>
      <style:text-properties fo:font-size="10pt" style:font-size-asian="10pt" style:font-size-complex="10pt"/>
    </style:style>
    <style:style style:name="P25" style:family="paragraph" style:parent-style-name="Default" style:list-style-name="L1">
      <style:paragraph-properties fo:margin-top="0.143cm" fo:margin-bottom="0cm" loext:contextual-spacing="false" style:line-height-at-least="0.353cm" fo:text-align="start" style:justify-single-word="false" style:writing-mode="lr-tb">
        <style:tab-stops>
          <style:tab-stop style:position="3.087cm"/>
          <style:tab-stop style:position="3.089cm"/>
        </style:tab-stops>
      </style:paragraph-properties>
      <style:text-properties fo:font-size="10pt" style:font-size-asian="10pt" style:font-size-complex="10pt"/>
    </style:style>
    <style:style style:name="P26" style:family="paragraph" style:parent-style-name="Default" style:list-style-name="L2">
      <style:paragraph-properties fo:margin-top="0.143cm" fo:margin-bottom="0cm" loext:contextual-spacing="false" style:line-height-at-least="0.353cm" fo:text-align="start" style:justify-single-word="false" style:writing-mode="lr-tb">
        <style:tab-stops>
          <style:tab-stop style:position="2.792cm"/>
        </style:tab-stops>
      </style:paragraph-properties>
      <style:text-properties officeooo:paragraph-rsid="000d1393"/>
    </style:style>
    <style:style style:name="P27" style:family="paragraph" style:parent-style-name="Default">
      <style:paragraph-properties fo:margin-top="0.139cm" fo:margin-bottom="0cm" loext:contextual-spacing="false" style:line-height-at-least="0.353cm" fo:text-align="start" style:justify-single-word="false" style:writing-mode="lr-tb">
        <style:tab-stops>
          <style:tab-stop style:position="3.087cm"/>
          <style:tab-stop style:position="3.089cm"/>
        </style:tab-stops>
      </style:paragraph-properties>
      <style:text-properties fo:font-size="10pt" style:font-size-asian="10pt" style:font-size-complex="10pt"/>
    </style:style>
    <style:style style:name="P28" style:family="paragraph" style:parent-style-name="Default" style:list-style-name="L1">
      <style:paragraph-properties fo:margin-top="0.139cm" fo:margin-bottom="0cm" loext:contextual-spacing="false" style:line-height-at-least="0.353cm" fo:text-align="start" style:justify-single-word="false" style:writing-mode="lr-tb">
        <style:tab-stops>
          <style:tab-stop style:position="3.087cm"/>
          <style:tab-stop style:position="3.089cm"/>
        </style:tab-stops>
      </style:paragraph-properties>
      <style:text-properties fo:font-size="10pt" style:font-size-asian="10pt" style:font-size-complex="10pt"/>
    </style:style>
    <style:style style:name="P29" style:family="paragraph" style:parent-style-name="Default">
      <style:paragraph-properties fo:margin-left="0cm" fo:margin-right="0.016cm" style:line-height-at-least="0.353cm" fo:text-align="start" style:justify-single-word="false" fo:text-indent="0cm" style:auto-text-indent="false" style:writing-mode="lr-tb">
        <style:tab-stops>
          <style:tab-stop style:position="1.339cm"/>
          <style:tab-stop style:position="1.341cm"/>
        </style:tab-stops>
      </style:paragraph-properties>
      <style:text-properties fo:font-size="10pt" style:font-size-asian="10pt" style:font-size-complex="10pt"/>
    </style:style>
    <style:style style:name="P30" style:family="paragraph" style:parent-style-name="Default">
      <style:paragraph-properties fo:margin-left="0cm" fo:margin-right="0cm" fo:margin-top="0.39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2.258cm"/>
          <style:tab-stop style:position="2.26cm"/>
        </style:tab-stops>
      </style:paragraph-properties>
      <style:text-properties fo:font-size="10pt" style:font-size-asian="10pt" style:font-size-complex="10pt"/>
    </style:style>
    <style:style style:name="P31" style:family="paragraph" style:parent-style-name="Default">
      <style:paragraph-properties fo:margin-left="0cm" fo:margin-right="0cm" fo:margin-top="0.10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2.258cm"/>
          <style:tab-stop style:position="2.26cm"/>
        </style:tab-stops>
      </style:paragraph-properties>
      <style:text-properties fo:font-size="10pt" style:font-size-asian="10pt" style:font-size-complex="10pt"/>
    </style:style>
    <style:style style:name="P32" style:family="paragraph" style:parent-style-name="Default">
      <style:paragraph-properties fo:margin-left="2.101cm" fo:margin-right="0.014cm" style:line-height-at-least="0.353cm" fo:text-align="start" style:justify-single-word="false" fo:text-indent="0cm" style:auto-text-indent="false" style:writing-mode="lr-tb">
        <style:tab-stops>
          <style:tab-stop style:position="2.101cm"/>
          <style:tab-stop style:position="2.103cm"/>
        </style:tab-stops>
      </style:paragraph-properties>
      <style:text-properties fo:font-size="10pt" style:font-size-asian="10pt" style:font-size-complex="10pt"/>
    </style:style>
    <style:style style:name="P33" style:family="paragraph" style:parent-style-name="Default">
      <style:paragraph-properties fo:margin-left="0cm" fo:margin-right="0.014cm" style:line-height-at-least="0.353cm" fo:text-align="start" style:justify-single-word="false" fo:text-indent="0cm" style:auto-text-indent="false" style:writing-mode="lr-tb">
        <style:tab-stops>
          <style:tab-stop style:position="2.101cm"/>
          <style:tab-stop style:position="2.103cm"/>
        </style:tab-stops>
      </style:paragraph-properties>
      <style:text-properties fo:font-size="10pt" style:font-size-asian="10pt" style:font-size-complex="10pt"/>
    </style:style>
    <style:style style:name="P34" style:family="paragraph" style:parent-style-name="Default">
      <style:paragraph-properties fo:margin-left="0cm" fo:margin-right="0.014cm" fo:line-height="113%" fo:text-align="start" style:justify-single-word="false" fo:text-indent="0cm" style:auto-text-indent="false" style:writing-mode="lr-tb">
        <style:tab-stops>
          <style:tab-stop style:position="2.575cm"/>
          <style:tab-stop style:position="2.577cm"/>
        </style:tab-stops>
      </style:paragraph-properties>
      <style:text-properties fo:font-size="10pt" style:font-size-asian="10pt" style:font-size-complex="10pt"/>
    </style:style>
    <style:style style:name="P35" style:family="paragraph" style:parent-style-name="Default">
      <style:paragraph-properties fo:margin-left="0cm" fo:margin-right="0.014cm" fo:line-height="113%" fo:text-align="start" style:justify-single-word="false" fo:text-indent="0cm" style:auto-text-indent="false" style:writing-mode="lr-tb">
        <style:tab-stops>
          <style:tab-stop style:position="2.575cm"/>
          <style:tab-stop style:position="2.577cm"/>
        </style:tab-stops>
      </style:paragraph-properties>
      <style:text-properties fo:font-size="10pt" officeooo:rsid="000db48b" officeooo:paragraph-rsid="000db48b" style:font-size-asian="10pt" style:font-size-complex="10pt"/>
    </style:style>
    <style:style style:name="P36" style:family="paragraph" style:parent-style-name="Default">
      <style:paragraph-properties fo:margin-left="0cm" fo:margin-right="0.014cm" fo:line-height="113%" fo:text-align="start" style:justify-single-word="false" fo:text-indent="0cm" style:auto-text-indent="false" style:writing-mode="lr-tb">
        <style:tab-stops>
          <style:tab-stop style:position="2.575cm"/>
          <style:tab-stop style:position="2.577cm"/>
        </style:tab-stops>
      </style:paragraph-properties>
      <style:text-properties fo:font-size="10pt" officeooo:rsid="000e17eb" officeooo:paragraph-rsid="000e17eb" style:font-size-asian="10pt" style:font-size-complex="10pt"/>
    </style:style>
    <style:style style:name="P37" style:family="paragraph" style:parent-style-name="Default">
      <style:paragraph-properties fo:margin-left="0cm" fo:margin-right="0.014cm" fo:margin-top="0.11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2.575cm"/>
          <style:tab-stop style:position="2.577cm"/>
        </style:tab-stops>
      </style:paragraph-properties>
      <style:text-properties fo:font-size="10pt" style:font-size-asian="10pt" style:font-size-complex="10pt"/>
    </style:style>
    <style:style style:name="P38" style:family="paragraph" style:parent-style-name="Default">
      <style:paragraph-properties fo:margin-left="0cm" fo:margin-right="0.014cm" fo:margin-top="0.00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99cm"/>
        </style:tab-stops>
      </style:paragraph-properties>
      <style:text-properties fo:font-size="10pt" style:font-size-asian="10pt"/>
    </style:style>
    <style:style style:name="P39" style:family="paragraph" style:parent-style-name="Default">
      <style:paragraph-properties fo:margin-left="0cm" fo:margin-right="0.249cm" fo:line-height="113%" fo:text-align="start" style:justify-single-word="false" fo:text-indent="0cm" style:auto-text-indent="false" style:writing-mode="lr-tb">
        <style:tab-stops>
          <style:tab-stop style:position="2.258cm"/>
          <style:tab-stop style:position="2.26cm"/>
        </style:tab-stops>
      </style:paragraph-properties>
      <style:text-properties fo:font-size="10pt" style:font-size-asian="10pt" style:font-size-complex="10pt"/>
    </style:style>
    <style:style style:name="P40" style:family="paragraph" style:parent-style-name="Default">
      <style:paragraph-properties fo:margin-left="0cm" fo:margin-right="0.249cm" fo:margin-top="0.10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2.258cm"/>
          <style:tab-stop style:position="2.26cm"/>
        </style:tab-stops>
      </style:paragraph-properties>
      <style:text-properties fo:font-size="10pt" style:font-size-asian="10pt" style:font-size-complex="10pt"/>
    </style:style>
    <style:style style:name="P41" style:family="paragraph" style:parent-style-name="Default">
      <style:paragraph-properties fo:margin-left="0cm" fo:margin-right="0.249cm" fo:margin-top="0.101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2.258cm"/>
          <style:tab-stop style:position="2.26cm"/>
        </style:tab-stops>
      </style:paragraph-properties>
      <style:text-properties fo:font-size="10pt" style:font-size-asian="10pt" style:font-size-complex="10pt"/>
    </style:style>
    <style:style style:name="P42" style:family="paragraph" style:parent-style-name="Default">
      <style:paragraph-properties fo:margin-left="0cm" fo:margin-right="0.342cm" fo:line-height="113%" fo:text-align="start" style:justify-single-word="false" fo:text-indent="0cm" style:auto-text-indent="false" style:writing-mode="lr-tb">
        <style:tab-stops>
          <style:tab-stop style:position="4.48cm"/>
          <style:tab-stop style:position="4.482cm"/>
        </style:tab-stops>
      </style:paragraph-properties>
      <style:text-properties fo:font-size="10pt" style:font-size-asian="10pt" style:font-size-complex="10pt"/>
    </style:style>
    <style:style style:name="P43" style:family="paragraph" style:parent-style-name="Default">
      <style:paragraph-properties fo:margin-left="0cm" fo:margin-right="0.998cm" fo:line-height="113%" fo:text-align="start" style:justify-single-word="false" fo:text-indent="0cm" style:auto-text-indent="false" style:writing-mode="lr-tb">
        <style:tab-stops>
          <style:tab-stop style:position="4.48cm"/>
          <style:tab-stop style:position="4.482cm"/>
        </style:tab-stops>
      </style:paragraph-properties>
      <style:text-properties fo:font-size="10pt" style:font-size-asian="10pt" style:font-size-complex="10pt"/>
    </style:style>
    <style:style style:name="P44" style:family="paragraph" style:parent-style-name="Default">
      <style:paragraph-properties fo:margin-left="0cm" fo:margin-right="0cm" style:line-height-at-least="1.222cm" fo:text-align="start" style:justify-single-word="false" fo:text-indent="0cm" style:auto-text-indent="false" style:writing-mode="lr-tb">
        <style:tab-stops>
          <style:tab-stop style:position="0.988cm"/>
          <style:tab-stop style:position="0.99cm"/>
          <style:tab-stop style:position="6.817cm"/>
        </style:tab-stops>
      </style:paragraph-properties>
      <style:text-properties fo:font-size="10pt" officeooo:paragraph-rsid="000d1393" style:font-size-asian="10pt" style:font-size-complex="10pt"/>
    </style:style>
    <style:style style:name="P45" style:family="paragraph" style:parent-style-name="Default">
      <style:paragraph-properties fo:margin-left="0cm" fo:margin-right="0cm" fo:margin-top="0.104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2.258cm"/>
          <style:tab-stop style:position="2.26cm"/>
        </style:tab-stops>
      </style:paragraph-properties>
      <style:text-properties fo:font-size="10pt" style:font-size-asian="10pt" style:font-size-complex="10pt"/>
    </style:style>
    <style:style style:name="P46" style:family="paragraph" style:parent-style-name="Default">
      <style:paragraph-properties fo:margin-left="0cm" fo:margin-right="0.249cm" fo:margin-top="0.10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2.258cm"/>
          <style:tab-stop style:position="2.26cm"/>
        </style:tab-stops>
      </style:paragraph-properties>
      <style:text-properties fo:font-size="10pt" style:font-size-asian="10pt" style:font-size-complex="10pt"/>
    </style:style>
    <style:style style:name="P47" style:family="paragraph" style:parent-style-name="Title_20_and_20_Content_7e_LT_7e_Titel" style:list-style-name="L1">
      <style:paragraph-properties fo:margin-top="0.139cm" fo:margin-bottom="0cm" loext:contextual-spacing="false" style:line-height-at-least="0.353cm" fo:text-align="start" style:justify-single-word="false" style:writing-mode="lr-tb">
        <style:tab-stops>
          <style:tab-stop style:position="3.087cm"/>
          <style:tab-stop style:position="3.089cm"/>
        </style:tab-stops>
      </style:paragraph-properties>
    </style:style>
    <style:style style:name="P48" style:family="paragraph" style:parent-style-name="Title_20_and_20_Content_7e_LT_7e_Titel" style:list-style-name="L1">
      <style:paragraph-properties fo:margin-top="0.139cm" fo:margin-bottom="0cm" loext:contextual-spacing="false" style:line-height-at-least="0.353cm" fo:text-align="start" style:justify-single-word="false" style:writing-mode="lr-tb">
        <style:tab-stops>
          <style:tab-stop style:position="3.087cm"/>
          <style:tab-stop style:position="3.089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style:font-name="Calibri" style:font-name-complex="Calibri1"/>
    </style:style>
    <style:style style:name="T2" style:family="text">
      <style:text-properties fo:color="#ff0000" fo:font-size="15pt" fo:font-weight="bold" style:font-size-asian="15pt" style:font-weight-asian="bold" style:font-name-complex="Calibri1" style:font-size-complex="15pt"/>
    </style:style>
    <style:style style:name="T3" style:family="text">
      <style:text-properties style:font-name="Calibri,Bold" style:font-name-complex="Calibri,Bold1"/>
    </style:style>
    <style:style style:name="T4" style:family="text">
      <style:text-properties fo:color="#000000" style:text-outline="false" style:text-line-through-style="none" style:text-line-through-type="none" style:font-name="Calibri" fo:letter-spacing="-0.002cm" fo:font-style="normal" fo:text-shadow="none" style:text-underline-style="none" fo:font-weight="normal" style:letter-kerning="true" style:font-style-asian="normal" style:font-weight-asian="normal" style:font-name-complex="Calibri1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letter-spacing="-0.002cm" fo:font-style="normal" fo:text-shadow="none" style:text-underline-style="none" fo:font-weight="normal" style:letter-kerning="true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Calibri" fo:letter-spacing="-0.002cm" fo:font-style="normal" fo:text-shadow="none" style:text-underline-style="none" fo:font-weight="normal" officeooo:rsid="000d1393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Calibri" fo:letter-spacing="-0.002cm" fo:font-style="normal" fo:text-shadow="none" style:text-underline-style="none" fo:font-weight="normal" officeooo:rsid="000db48b" style:letter-kerning="true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Calibri" fo:letter-spacing="-0.002cm" fo:font-style="normal" fo:text-shadow="none" style:text-underline-style="none" style:letter-kerning="true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Calibri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Calibri" fo:letter-spacing="normal" fo:font-style="normal" fo:text-shadow="none" style:text-underline-style="none" fo:font-weight="normal" officeooo:rsid="000d1393" style:letter-kerning="true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Calibri" fo:letter-spacing="normal" fo:font-style="normal" fo:text-shadow="none" style:text-underline-style="none" fo:font-weight="normal" officeooo:rsid="000db48b" style:letter-kerning="true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Calibri" fo:letter-spacing="normal" fo:font-style="normal" fo:text-shadow="none" style:text-underline-style="none" style:letter-kerning="true" style:font-style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Calibri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14" style:family="text">
      <style:text-properties fo:color="#000000" style:text-outline="false" style:text-line-through-style="none" style:text-line-through-type="none" style:font-name="Calibri" fo:letter-spacing="normal" fo:font-style="normal" fo:text-shadow="none" style:text-underline-style="none" fo:font-weight="bold" officeooo:rsid="000d1393" style:letter-kerning="true" style:font-style-asian="normal" style:font-weight-asian="bold" style:text-emphasize="none"/>
    </style:style>
    <style:style style:name="T15" style:family="text">
      <style:text-properties fo:color="#000000" style:text-outline="false" style:text-line-through-style="none" style:text-line-through-type="none" style:font-name="Calibri" fo:letter-spacing="normal" fo:font-style="normal" fo:text-shadow="none" style:text-underline-style="none" fo:font-weight="bold" officeooo:rsid="000d1393" style:letter-kerning="true" style:font-style-asian="normal" style:font-weight-asian="bold" style:font-name-complex="Calibri1" style:text-emphasize="none"/>
    </style:style>
    <style:style style:name="T16" style:family="text">
      <style:text-properties fo:color="#000000" style:text-outline="false" style:text-line-through-style="none" style:text-line-through-type="none" style:font-name="Calibri" fo:letter-spacing="normal" fo:font-style="normal" fo:text-shadow="none" style:text-underline-style="none" fo:font-weight="bold" style:letter-kerning="true" style:font-style-asian="normal" style:font-weight-asian="bold" style:font-size-complex="10pt" style:text-emphasize="none"/>
    </style:style>
    <style:style style:name="T17" style:family="text">
      <style:text-properties fo:color="#000000" style:text-outline="false" style:text-line-through-style="none" style:text-line-through-type="none" style:font-name="Calibri" fo:letter-spacing="-0.004cm" fo:font-style="normal" fo:text-shadow="none" style:text-underline-style="none" fo:font-weight="normal" style:letter-kerning="true" style:font-style-asian="normal" style:font-weight-asian="normal" style:text-emphasize="none"/>
    </style:style>
    <style:style style:name="T18" style:family="text">
      <style:text-properties fo:color="#000000" style:text-outline="false" style:text-line-through-style="none" style:text-line-through-type="none" style:font-name="Calibri" fo:letter-spacing="-0.004cm" fo:font-style="normal" fo:text-shadow="none" style:text-underline-style="none" fo:font-weight="normal" officeooo:rsid="000db48b" style:letter-kerning="true" style:font-style-asian="normal" style:font-weight-asian="normal" style:text-emphasize="none"/>
    </style:style>
    <style:style style:name="T19" style:family="text">
      <style:text-properties fo:color="#000000" style:text-outline="false" style:text-line-through-style="none" style:text-line-through-type="none" style:font-name="Calibri" fo:letter-spacing="-0.004cm" fo:font-style="normal" fo:text-shadow="none" style:text-underline-style="none" fo:font-weight="bold" officeooo:rsid="000d1393" style:letter-kerning="true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Calibri" fo:letter-spacing="-0.011cm" fo:font-style="normal" fo:text-shadow="none" style:text-underline-style="none" fo:font-weight="normal" style:letter-kerning="true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Calibri" fo:letter-spacing="0.004cm" fo:font-style="normal" fo:text-shadow="none" style:text-underline-style="none" fo:font-weight="normal" style:letter-kerning="true" style:font-style-asian="normal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style:font-name="Calibri" fo:font-size="10pt" fo:letter-spacing="normal" fo:font-style="normal" fo:text-shadow="none" style:text-underline-style="none" fo:font-weight="normal" style:letter-kerning="true" style:font-size-asian="10pt" style:font-style-asian="normal" style:font-weight-asian="normal" style:font-size-complex="10pt" style:text-emphasize="none"/>
    </style:style>
    <style:style style:name="T23" style:family="text">
      <style:text-properties fo:color="#000000" style:text-outline="false" style:text-line-through-style="none" style:text-line-through-type="none" style:font-name="Calibri" fo:font-size="10pt" fo:letter-spacing="normal" fo:font-style="normal" fo:text-shadow="none" style:text-underline-style="none" fo:font-weight="bold" officeooo:rsid="000d1393" style:letter-kerning="true" style:font-size-asian="10pt" style:font-style-asian="normal" style:font-weight-asian="bold" style:font-size-complex="10pt" style:text-emphasize="none"/>
    </style:style>
    <style:style style:name="T24" style:family="text">
      <style:text-properties fo:color="#000000" style:text-outline="false" style:text-line-through-style="none" style:text-line-through-type="none" style:font-name="Calibri" fo:font-size="10pt" fo:letter-spacing="-0.002cm" fo:font-style="normal" fo:text-shadow="none" style:text-underline-style="none" fo:font-weight="normal" style:letter-kerning="true" style:font-size-asian="10pt" style:font-style-asian="normal" style:font-weight-asian="normal" style:font-size-complex="10pt" style:text-emphasize="none"/>
    </style:style>
    <style:style style:name="T25" style:family="text">
      <style:text-properties fo:color="#000000" style:text-outline="false" style:text-line-through-style="none" style:text-line-through-type="none" style:font-name="Calibri" fo:font-size="10pt" fo:letter-spacing="-0.002cm" fo:font-style="normal" fo:text-shadow="none" style:text-underline-style="none" fo:font-weight="normal" officeooo:rsid="000d1393" style:letter-kerning="true" style:font-size-asian="10pt" style:font-style-asian="normal" style:font-weight-asian="normal" style:font-name-complex="Calibri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Calibri" fo:font-size="10pt" fo:letter-spacing="-0.002cm" fo:font-style="normal" fo:text-shadow="none" style:text-underline-style="none" fo:font-weight="bold" officeooo:rsid="000d1393" style:letter-kerning="true" style:font-size-asian="10pt" style:font-style-asian="normal" style:font-weight-asian="bold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style:font-name="Calibri" fo:font-size="10pt" fo:letter-spacing="0.002cm" fo:font-style="normal" fo:text-shadow="none" style:text-underline-style="none" fo:font-weight="normal" style:letter-kerning="true" style:font-size-asian="10pt" style:font-style-asian="normal" style:font-weight-asian="normal" style:font-size-complex="10pt" style:text-emphasize="none"/>
    </style:style>
    <style:style style:name="T28" style:family="text">
      <style:text-properties fo:color="#000000" style:text-outline="false" style:text-line-through-style="none" style:text-line-through-type="none" style:font-name="Calibri" fo:font-size="10pt" fo:letter-spacing="0.016cm" fo:font-style="normal" fo:text-shadow="none" style:text-underline-style="none" fo:font-weight="normal" style:letter-kerning="true" style:font-size-asian="10pt" style:font-style-asian="normal" style:font-weight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Calibri" fo:letter-spacing="-0.012cm" fo:font-style="normal" fo:text-shadow="none" style:text-underline-style="none" fo:font-weight="normal" style:letter-kerning="true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Calibri" fo:letter-spacing="-0.018cm" fo:font-style="normal" fo:text-shadow="none" style:text-underline-style="none" fo:font-weight="normal" style:letter-kerning="true" style:font-style-asian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Calibri" fo:letter-spacing="-0.018cm" fo:font-style="normal" fo:text-shadow="none" style:text-underline-style="none" fo:font-weight="bold" style:letter-kerning="true" style:font-style-asian="normal" style:font-weight-asian="bold" style:text-emphasize="none"/>
    </style:style>
    <style:style style:name="T32" style:family="text">
      <style:text-properties fo:color="#000000" style:text-outline="false" style:text-line-through-style="none" style:text-line-through-type="none" style:font-name="Calibri" fo:letter-spacing="0.002cm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color="#000000" style:text-outline="false" style:text-line-through-style="none" style:text-line-through-type="none" style:font-name="Calibri" fo:letter-spacing="-0.025cm" fo:font-style="normal" fo:text-shadow="none" style:text-underline-style="none" fo:font-weight="normal" style:letter-kerning="true" style:font-style-asian="normal" style:font-weight-asian="normal" style:text-emphasize="none"/>
    </style:style>
    <style:style style:name="T34" style:family="text">
      <style:text-properties fo:color="#000000" style:text-outline="false" style:text-line-through-style="none" style:text-line-through-type="none" style:font-name="Calibri" fo:letter-spacing="-0.025cm" fo:font-style="normal" fo:text-shadow="none" style:text-underline-style="none" style:letter-kerning="true" style:font-style-asian="normal" style:text-emphasize="none"/>
    </style:style>
    <style:style style:name="T35" style:family="text">
      <style:text-properties fo:color="#000000" style:text-outline="false" style:text-line-through-style="none" style:text-line-through-type="none" style:font-name="Calibri" fo:letter-spacing="-0.026cm" fo:font-style="normal" fo:text-shadow="none" style:text-underline-style="none" style:letter-kerning="true" style:font-style-asian="normal" style:text-emphasize="none"/>
    </style:style>
    <style:style style:name="T36" style:family="text">
      <style:text-properties fo:color="#000000" style:text-outline="false" style:text-line-through-style="none" style:text-line-through-type="none" style:font-name="Calibri" fo:font-size="24pt" fo:letter-spacing="normal" fo:font-style="normal" fo:text-shadow="none" style:text-underline-style="none" fo:font-weight="bold" style:letter-kerning="true" style:font-size-asian="24pt" style:font-style-asian="normal" style:font-weight-asian="bold" style:text-emphasize="none"/>
    </style:style>
    <style:style style:name="T37" style:family="text">
      <style:text-properties fo:color="#000000" style:text-outline="false" style:text-line-through-style="none" style:text-line-through-type="none" style:font-name="Calibri" fo:letter-spacing="-0.009cm" fo:font-style="normal" fo:text-shadow="none" style:text-underline-style="none" fo:font-weight="normal" style:letter-kerning="true" style:font-style-asian="normal" style:font-weight-asian="normal" style:text-emphasize="none"/>
    </style:style>
    <style:style style:name="T38" style:family="text">
      <style:text-properties fo:color="#000000" style:text-outline="false" style:text-line-through-style="none" style:text-line-through-type="none" style:font-name="Calibri" fo:letter-spacing="-0.005cm" fo:font-style="normal" fo:text-shadow="none" style:text-underline-style="none" fo:font-weight="normal" style:letter-kerning="true" style:font-style-asian="normal" style:font-weight-asian="normal" style:text-emphasize="none"/>
    </style:style>
    <style:style style:name="T39" style:family="text">
      <style:text-properties fo:color="#000000" style:text-outline="false" style:text-line-through-style="none" style:text-line-through-type="none" style:font-name="Calibri" fo:letter-spacing="0.12cm" fo:font-style="normal" fo:text-shadow="none" style:text-underline-style="none" fo:font-weight="normal" style:letter-kerning="true" style:font-style-asian="normal" style:font-weight-asian="normal" style:text-emphasize="none"/>
    </style:style>
    <style:style style:name="T40" style:family="text">
      <style:text-properties fo:color="#000000" style:text-outline="false" style:text-line-through-style="none" style:text-line-through-type="none" style:font-name="Calibri" fo:letter-spacing="-0.085cm" fo:font-style="normal" fo:text-shadow="none" style:text-underline-style="none" fo:font-weight="normal" style:letter-kerning="true" style:font-style-asian="normal" style:font-weight-asian="normal" style:text-emphasize="none"/>
    </style:style>
    <style:style style:name="T41" style:family="text">
      <style:text-properties fo:color="#000000" style:text-outline="false" style:text-line-through-style="none" style:text-line-through-type="none" style:font-name="Calibri" fo:letter-spacing="0.083cm" fo:font-style="normal" fo:text-shadow="none" style:text-underline-style="none" fo:font-weight="normal" style:letter-kerning="true" style:font-style-asian="normal" style:font-weight-asian="normal" style:text-emphasize="none"/>
    </style:style>
    <style:style style:name="T42" style:family="text">
      <style:text-properties fo:color="#000000" style:text-outline="false" style:text-line-through-style="none" style:text-line-through-type="none" style:font-name="Calibri" fo:letter-spacing="0.088cm" fo:font-style="normal" fo:text-shadow="none" style:text-underline-style="none" fo:font-weight="normal" style:letter-kerning="true" style:font-style-asian="normal" style:font-weight-asian="normal" style:text-emphasize="none"/>
    </style:style>
    <style:style style:name="T43" style:family="text">
      <style:text-properties fo:color="#000000" style:text-outline="false" style:text-line-through-style="none" style:text-line-through-type="none" style:font-name="Calibri" fo:letter-spacing="0.055cm" fo:font-style="normal" fo:text-shadow="none" style:text-underline-style="none" fo:font-weight="normal" style:letter-kerning="true" style:font-style-asian="normal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style:font-name="Calibri" fo:letter-spacing="-0.021cm" fo:font-style="normal" fo:text-shadow="none" style:text-underline-style="none" fo:font-weight="normal" style:letter-kerning="true" style:font-style-asian="normal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style:font-name="Calibri" fo:letter-spacing="0.041cm" fo:font-style="normal" fo:text-shadow="none" style:text-underline-style="none" fo:font-weight="normal" style:letter-kerning="true" style:font-style-asian="normal" style:font-weight-asian="normal" style:text-emphasize="none"/>
    </style:style>
    <style:style style:name="T46" style:family="text">
      <style:text-properties fo:color="#000000" style:text-outline="false" style:text-line-through-style="none" style:text-line-through-type="none" style:font-name="Calibri" fo:letter-spacing="-0.058cm" fo:font-style="normal" fo:text-shadow="none" style:text-underline-style="none" fo:font-weight="bold" style:letter-kerning="true" style:font-style-asian="normal" style:font-weight-asian="bold" style:font-size-complex="10pt" style:text-emphasize="none"/>
    </style:style>
    <style:style style:name="T47" style:family="text">
      <style:text-properties fo:color="#000000" style:text-outline="false" style:text-line-through-style="none" style:text-line-through-type="none" style:font-name="Calibri" fo:letter-spacing="0.042cm" fo:font-style="normal" fo:text-shadow="none" style:text-underline-style="none" fo:font-weight="normal" style:letter-kerning="true" style:font-style-asian="normal" style:font-weight-asian="normal" style:text-emphasize="none"/>
    </style:style>
    <style:style style:name="T48" style:family="text">
      <style:text-properties fo:color="#000000" style:text-outline="false" style:text-line-through-style="none" style:text-line-through-type="none" style:font-name="Calibri" fo:letter-spacing="0.023cm" fo:font-style="normal" fo:text-shadow="none" style:text-underline-style="none" fo:font-weight="normal" style:letter-kerning="true" style:font-style-asian="normal" style:font-weight-asian="normal" style:text-emphasize="none"/>
    </style:style>
    <style:style style:name="T49" style:family="text">
      <style:text-properties fo:color="#000000" style:text-outline="false" style:text-line-through-style="none" style:text-line-through-type="none" style:font-name="Calibri" fo:letter-spacing="0.026cm" fo:font-style="normal" fo:text-shadow="none" style:text-underline-style="none" fo:font-weight="normal" style:letter-kerning="true" style:font-style-asian="normal" style:font-weight-asian="normal" style:text-emphasize="none"/>
    </style:style>
    <style:style style:name="T50" style:family="text">
      <style:text-properties fo:color="#000000" style:text-outline="false" style:text-line-through-style="none" style:text-line-through-type="none" style:font-name="Calibri" fo:letter-spacing="0.025cm" fo:font-style="normal" fo:text-shadow="none" style:text-underline-style="none" fo:font-weight="normal" style:letter-kerning="true" style:font-style-asian="normal" style:font-weight-asian="normal" style:text-emphasize="none"/>
    </style:style>
    <style:style style:name="T51" style:family="text">
      <style:text-properties fo:color="#000000" style:text-outline="false" style:text-line-through-style="none" style:text-line-through-type="none" style:font-name="Calibri" fo:letter-spacing="0.028cm" fo:font-style="normal" fo:text-shadow="none" style:text-underline-style="none" fo:font-weight="normal" style:letter-kerning="true" style:font-style-asian="normal" style:font-weight-asian="normal" style:text-emphasize="none"/>
    </style:style>
    <style:style style:name="T52" style:family="text">
      <style:text-properties fo:color="#000000" style:text-outline="false" style:text-line-through-style="none" style:text-line-through-type="none" style:font-name="Calibri" fo:letter-spacing="0.021cm" fo:font-style="normal" fo:text-shadow="none" style:text-underline-style="none" fo:font-weight="normal" style:letter-kerning="true" style:font-style-asian="normal" style:font-weight-asian="normal" style:text-emphasize="none"/>
    </style:style>
    <style:style style:name="T53" style:family="text">
      <style:text-properties fo:color="#000000" style:text-outline="false" style:text-line-through-style="none" style:text-line-through-type="none" style:font-name="Calibri" fo:letter-spacing="0.011cm" fo:font-style="normal" fo:text-shadow="none" style:text-underline-style="none" fo:font-weight="normal" style:letter-kerning="true" style:font-style-asian="normal" style:font-weight-asian="normal" style:text-emphasize="none"/>
    </style:style>
    <style:style style:name="T54" style:family="text">
      <style:text-properties fo:color="#000000" style:text-outline="false" style:text-line-through-style="none" style:text-line-through-type="none" style:font-name="Calibri" fo:letter-spacing="0.035cm" fo:font-style="normal" fo:text-shadow="none" style:text-underline-style="none" fo:font-weight="normal" style:letter-kerning="true" style:font-style-asian="normal" style:font-weight-asian="normal" style:text-emphasize="none"/>
    </style:style>
    <style:style style:name="T55" style:family="text">
      <style:text-properties fo:color="#000000" style:text-outline="false" style:text-line-through-style="none" style:text-line-through-type="none" style:font-name="Calibri" fo:letter-spacing="0.085cm" fo:font-style="normal" fo:text-shadow="none" style:text-underline-style="none" fo:font-weight="normal" style:letter-kerning="true" style:font-style-asian="normal" style:font-weight-asian="normal" style:text-emphasize="none"/>
    </style:style>
    <style:style style:name="T56" style:family="text">
      <style:text-properties fo:color="#000000" style:text-outline="false" style:text-line-through-style="none" style:text-line-through-type="none" style:font-name="Calibri" fo:letter-spacing="0.086cm" fo:font-style="normal" fo:text-shadow="none" style:text-underline-style="none" fo:font-weight="normal" style:letter-kerning="true" style:font-style-asian="normal" style:font-weight-asian="normal" style:text-emphasize="none"/>
    </style:style>
    <style:style style:name="T57" style:family="text">
      <style:text-properties fo:color="#000000" style:text-outline="false" style:text-line-through-style="none" style:text-line-through-type="none" style:font-name="Calibri" fo:letter-spacing="0.093cm" fo:font-style="normal" fo:text-shadow="none" style:text-underline-style="none" fo:font-weight="normal" style:letter-kerning="true" style:font-style-asian="normal" style:font-weight-asian="normal" style:text-emphasize="none"/>
    </style:style>
    <style:style style:name="T58" style:family="text">
      <style:text-properties fo:color="#000000" style:text-outline="false" style:text-line-through-style="none" style:text-line-through-type="none" style:font-name="Calibri" fo:letter-spacing="0.09cm" fo:font-style="normal" fo:text-shadow="none" style:text-underline-style="none" fo:font-weight="normal" style:letter-kerning="true" style:font-style-asian="normal" style:font-weight-asian="normal" style:text-emphasize="none"/>
    </style:style>
    <style:style style:name="T59" style:family="text">
      <style:text-properties fo:color="#000000" style:text-outline="false" style:text-line-through-style="none" style:text-line-through-type="none" style:font-name="Calibri" fo:letter-spacing="0.056cm" fo:font-style="normal" fo:text-shadow="none" style:text-underline-style="none" fo:font-weight="normal" style:letter-kerning="true" style:font-style-asian="normal" style:font-weight-asian="normal" style:text-emphasize="none"/>
    </style:style>
    <style:style style:name="T60" style:family="text"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rsid="000d1393" style:letter-kerning="true" style:font-size-asian="10pt" style:font-style-asian="normal" style:font-weight-asian="normal" style:font-size-complex="10pt" style:text-emphasize="none"/>
    </style:style>
    <style:style style:name="T61" style:family="text">
      <style:text-properties fo:color="#000000" style:text-outline="false" style:text-line-through-style="none" style:text-line-through-type="none" style:font-name="Lohit Devanagari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62" style:family="text">
      <style:text-properties fo:color="#000000" style:text-outline="false" style:text-line-through-style="none" style:text-line-through-type="none" style:font-name="Gill Sans MT" fo:letter-spacing="0.065cm" fo:font-style="normal" fo:text-shadow="none" style:text-underline-style="none" fo:font-weight="bold" style:letter-kerning="true" style:font-style-asian="normal" style:font-weight-asian="bold" style:text-emphasize="none"/>
    </style:style>
    <style:style style:name="T63" style:family="text">
      <style:text-properties fo:color="#000000" style:text-outline="false" style:text-line-through-style="none" style:text-line-through-type="none" style:font-name="Gill Sans MT" fo:letter-spacing="0.065cm" fo:font-style="normal" fo:text-shadow="none" style:text-underline-style="none" fo:font-weight="bold" style:letter-kerning="true" style:font-style-asian="normal" style:font-weight-asian="bold" style:font-size-complex="10pt" style:text-emphasize="none"/>
    </style:style>
    <style:style style:name="T64" style:family="text">
      <style:text-properties fo:font-weight="normal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<text:tab/><text:tab/><text:tab/>ASSIGNMENT NO 04</text:span></text:p>
      <text:p text:style-name="P2"/>
      <text:p text:style-name="P5"><text:span text:style-name="T1">To develop any distributed algorithm for </text:span><text:span text:style-name="T3">leader</text:span></text:p>
      <text:p text:style-name="P5"><text:span text:style-name="T3">election</text:span><text:span text:style-name="T1">.</text:span></text:p>
      <text:p text:style-name="P4"><text:span text:style-name="T1">Objective(s): explain the concept of Leader Election Algorithms</text:span></text:p>
      <text:p text:style-name="P4"><text:span text:style-name="T1">Tools - Eclipse, Java 8</text:span></text:p>
      <text:p text:style-name="P4"><text:span text:style-name="T1"/></text:p>
      <text:p text:style-name="P3"><text:span text:style-name="T1">Distributed Algorithm</text:span></text:p>
      <text:p text:style-name="P3"><text:span text:style-name="T1"/></text:p>
      <text:p text:style-name="P20"><text:span text:style-name="T4">Distributed </text:span><text:span text:style-name="T9">Algorithm </text:span><text:span text:style-name="T5">is </text:span><text:span text:style-name="T9">a </text:span><text:span text:style-name="T5">algorithm </text:span><text:span text:style-name="T9">that runs </text:span><text:span text:style-name="T17">on </text:span><text:span text:style-name="T9">a </text:span><text:span text:style-name="T5">distributed system. <text:s/></text:span><text:span text:style-name="T9">Each </text:span><text:span text:style-name="T5">processor has </text:span><text:span text:style-name="T9">its </text:span><text:span text:style-name="T5">own memory </text:span><text:span text:style-name="T9">and </text:span><text:span text:style-name="T5">they </text:span><text:span text:style-name="T9">communicate via <text:s/>communication</text:span><text:span text:style-name="T20"> </text:span><text:span text:style-name="T5">networks.</text:span></text:p>
      <text:p text:style-name="P6"><text:span text:style-name="T9">Many </text:span><text:span text:style-name="T5">algorithms used in distributed system </text:span><text:span text:style-name="T9">require a coordinator</text:span><text:span text:style-name="T17"> </text:span><text:span text:style-name="T5">that</text:span></text:p>
      <text:p text:style-name="P6"><text:span text:style-name="T5">performs functions needed </text:span><text:span text:style-name="T9">by </text:span><text:span text:style-name="T5">other processes in </text:span><text:span text:style-name="T9">the</text:span><text:span text:style-name="T21"> </text:span><text:span text:style-name="T5">system.</text:span></text:p>
      <text:p text:style-name="P9"/>
      <text:p text:style-name="P8"><text:span text:style-name="T8">Election algorithms are </text:span><text:span text:style-name="T12">designed to choose a</text:span><text:span text:style-name="T34"> </text:span><text:span text:style-name="T8">coordinator.</text:span></text:p>
      <text:p text:style-name="P10"/>
      <text:list xml:id="list659192435" text:style-name="L1">
        <text:list-item>
          <text:p text:style-name="P22"><text:span text:style-name="T32">Why </text:span><text:span text:style-name="T9">Election Algorithm</text:span><text:span text:style-name="T33"> </text:span><text:span text:style-name="T9">?</text:span></text:p>
        </text:list-item>
        <text:list-item>
          <text:p text:style-name="P23"><text:span text:style-name="T9">Ma</text:span><text:span text:style-name="T17">n</text:span><text:span text:style-name="T9">y</text:span><text:span text:style-name="T61"> </text:span><text:span text:style-name="T5">di</text:span><text:span text:style-name="T17">s</text:span><text:span text:style-name="T9">tr</text:span><text:span text:style-name="T17">i</text:span><text:span text:style-name="T5">bute</text:span><text:span text:style-name="T9">d</text:span><text:span text:style-name="T61"> </text:span><text:span text:style-name="T9">a</text:span><text:span text:style-name="T17">l</text:span><text:span text:style-name="T9">gor</text:span><text:span text:style-name="T17">i</text:span><text:span text:style-name="T9">thms</text:span><text:span text:style-name="T61"> </text:span><text:span text:style-name="T9">r</text:span><text:span text:style-name="T17">e</text:span><text:span text:style-name="T5">quir</text:span><text:span text:style-name="T9">e</text:span><text:span text:style-name="T61"> </text:span><text:span text:style-name="T9">a</text:span><text:span text:style-name="T61"> </text:span><text:span text:style-name="T5">proce</text:span><text:span text:style-name="T17">s</text:span><text:span text:style-name="T9">s</text:span><text:span text:style-name="T61"> </text:span><text:span text:style-name="T5">t</text:span><text:span text:style-name="T9">o</text:span><text:span text:style-name="T61"> </text:span><text:span text:style-name="T9">act</text:span><text:span text:style-name="T61"> </text:span><text:span text:style-name="T5">a</text:span><text:span text:style-name="T9">s</text:span><text:span text:style-name="T61"> </text:span><text:span text:style-name="T9">a coordinator.</text:span></text:p>
        </text:list-item>
        <text:list-item>
          <text:p text:style-name="P25"><text:span text:style-name="T5">The coordinator </text:span><text:span text:style-name="T9">can be </text:span><text:span text:style-name="T5">any process </text:span><text:span text:style-name="T9">that </text:span><text:span text:style-name="T5">organizes </text:span><text:span text:style-name="T9">actions </text:span><text:span text:style-name="T5">of </text:span><text:span text:style-name="T17">other <text:s/></text:span><text:span text:style-name="T5">processes.</text:span></text:p>
        </text:list-item>
        <text:list-item>
          <text:p text:style-name="P24"><text:span text:style-name="T9">A coordinator may</text:span><text:span text:style-name="T29"> </text:span><text:span text:style-name="T5">fail.</text:span></text:p>
        </text:list-item>
        <text:list-item>
          <text:p text:style-name="P28"><text:span text:style-name="T5">How is </text:span><text:span text:style-name="T9">a </text:span><text:span text:style-name="T5">new </text:span><text:span text:style-name="T9">coordinator chosen </text:span><text:span text:style-name="T5">or</text:span><text:span text:style-name="T30"> </text:span><text:span text:style-name="T9">elected?</text:span></text:p>
          <text:p text:style-name="P47"><text:span text:style-name="T22"/></text:p>
        </text:list-item>
        <text:list-item>
          <text:p text:style-name="P48"><text:span text:style-name="T8">Election</text:span><text:span text:style-name="T35"> </text:span><text:span text:style-name="T8">Algorithm</text:span></text:p>
        </text:list-item>
      </text:list>
      <text:p text:style-name="P27"><text:span text:style-name="T13">Assumptions</text:span><text:span text:style-name="T31"> </text:span><text:span text:style-name="T13">:</text:span></text:p>
      <text:p text:style-name="P14"><text:span text:style-name="T9">Each </text:span><text:span text:style-name="T5">process has </text:span><text:span text:style-name="T9">a </text:span><text:span text:style-name="T5">unique </text:span><text:span text:style-name="T9">number to </text:span><text:span text:style-name="T5">distinguish </text:span><text:span text:style-name="T9">them. </text:span><text:span text:style-name="T5">Processes <text:s/></text:span><text:span text:style-name="T9">know each </text:span><text:span text:style-name="T5">other's process</text:span><text:span text:style-name="T29"> </text:span><text:span text:style-name="T9">number.</text:span></text:p>
      <text:p text:style-name="P15"/>
      <text:p text:style-name="P33"><text:span text:style-name="T5">There </text:span><text:span text:style-name="T9">are two types </text:span><text:span text:style-name="T5">of </text:span><text:span text:style-name="T9">Election</text:span><text:span text:style-name="T20"> </text:span><text:span text:style-name="T5">Algorithms:</text:span></text:p>
      <text:p text:style-name="P32"><text:span text:style-name="T5"/></text:p>
      <text:p text:style-name="P13"><text:span text:style-name="T10">1.</text:span><text:span text:style-name="T9">Bully</text:span><text:span text:style-name="T37"> </text:span><text:span text:style-name="T9">Algorithm</text:span></text:p>
      <text:p text:style-name="P12"><text:span text:style-name="T10">2.</text:span><text:span text:style-name="T9">Ring</text:span><text:span text:style-name="T38"> </text:span><text:span text:style-name="T9">Algorithm</text:span></text:p>
      <text:p text:style-name="P12"><text:span text:style-name="T9"/></text:p>
      <text:list xml:id="list3023827975" text:style-name="L2">
        <text:list-item>
          <text:p text:style-name="P26"><text:span text:style-name="T26">Bully Algorithm</text:span><text:span text:style-name="T60"><text:tab/></text:span><text:span text:style-name="T23">:</text:span></text:p>
        </text:list-item>
      </text:list>
      <text:p text:style-name="P44"><text:span text:style-name="T5">This algorithm applies to system where </text:span><text:span text:style-name="T9">every </text:span><text:span text:style-name="T5">process can send </text:span><text:span text:style-name="T9">a message </text:span><text:span text:style-name="T5">to</text:span><text:span text:style-name="T39"> </text:span><text:span text:style-name="T9">every </text:span><text:span text:style-name="T5">othe</text:span><text:span text:style-name="T6">r process in the system.</text:span></text:p>
      <text:p text:style-name="P44"><text:span text:style-name="T13">Algorithm </text:span><text:span text:style-name="T62">– </text:span><text:span text:style-name="T17">Suppose process </text:span><text:span text:style-name="T5">P </text:span><text:span text:style-name="T17">sends </text:span><text:span text:style-name="T5">a message to the</text:span><text:span text:style-name="T40"> </text:span><text:span text:style-name="T5">coordinator.</text:span></text:p>
      <text:p text:style-name="P30"><text:span text:style-name="T7">1.</text:span><text:span text:style-name="T5">If coordinator </text:span><text:span text:style-name="T17">does not </text:span><text:span text:style-name="T5">respond to it within a time interval T, then it is assumed</text:span><text:span text:style-name="T45"> </text:span><text:span text:style-name="T5">that</text:span></text:p>
      <text:p text:style-name="P45"><text:span text:style-name="T5">coordinator has failed.</text:span></text:p>
      <text:p text:style-name="P31"><text:span text:style-name="T7">2.</text:span><text:span text:style-name="T5">Now </text:span><text:span text:style-name="T17">process </text:span><text:span text:style-name="T5">P </text:span><text:span text:style-name="T17">sends </text:span><text:span text:style-name="T5">election message to every </text:span><text:span text:style-name="T17">process </text:span><text:span text:style-name="T5">with high </text:span><text:span text:style-name="T17">priority</text:span><text:span text:style-name="T41"> </text:span><text:span text:style-name="T17">number.</text:span></text:p>
      <text:p text:style-name="P39"><text:span text:style-name="T7">3.</text:span><text:span text:style-name="T5">It waits for responses, if no </text:span><text:span text:style-name="T17">one </text:span><text:span text:style-name="T5">responds for time interval T then </text:span><text:span text:style-name="T17">process </text:span><text:span text:style-name="T5">P elects itself <text:s/>as a</text:span><text:span text:style-name="T38"> </text:span><text:span text:style-name="T5">coordinator.</text:span></text:p>
      <text:p text:style-name="P40"><text:span text:style-name="T7">4.</text:span><text:span text:style-name="T5">Then it </text:span><text:span text:style-name="T17">sends </text:span><text:span text:style-name="T5">a message to all </text:span><text:span text:style-name="T17">lower priority number processes </text:span><text:span text:style-name="T5">that it is elected as</text:span><text:span text:style-name="T42"> </text:span><text:span text:style-name="T5">their</text:span></text:p>
      <text:p text:style-name="P40"><text:span text:style-name="T5">new</text:span><text:span text:style-name="T17"> coordinator.</text:span></text:p>
      <text:p text:style-name="P41"><text:span text:style-name="T18">5.</text:span><text:span text:style-name="T17">However, </text:span><text:span text:style-name="T5">if an answer is received within time T from any </text:span><text:span text:style-name="T17">other process</text:span><text:span text:style-name="T43"> </text:span><text:span text:style-name="T17">Q,</text:span></text:p>
      <text:p text:style-name="P42"><text:span text:style-name="T5">(I) Process P </text:span><text:span text:style-name="T9">again </text:span><text:span text:style-name="T5">waits for time interval T’ to receive another message </text:span><text:span text:style-name="T17">from <text:s/></text:span><text:span text:style-name="T5">Q that it has </text:span><text:span text:style-name="T17">been </text:span><text:span text:style-name="T5">elected as</text:span><text:span text:style-name="T9"> </text:span><text:span text:style-name="T5">coordinator.</text:span></text:p>
      <text:p text:style-name="P43"><text:soft-page-break/><text:span text:style-name="T5">(II) If Q </text:span><text:span text:style-name="T17">doesn’t </text:span><text:span text:style-name="T5">responds within time interval T’ then </text:span><text:span text:style-name="T9">it </text:span><text:span text:style-name="T5">is assumed to have <text:s/>failed and algorithm is</text:span><text:span text:style-name="T44"> </text:span><text:span text:style-name="T5">restarted.</text:span></text:p>
      <text:p text:style-name="P21"><text:span text:style-name="T25"/></text:p>
      <text:p text:style-name="P21"><text:span text:style-name="T15">Ring </text:span><text:span text:style-name="T19">Algorithm </text:span><text:span text:style-name="T14">: </text:span></text:p>
      <text:p text:style-name="P19"><text:span text:style-name="T24">This algorithm </text:span><text:span text:style-name="T22">applies </text:span><text:span text:style-name="T24">to systems organized </text:span><text:span text:style-name="T22">as a </text:span><text:span text:style-name="T24">ring(logically <text:s/>or physically). </text:span><text:span text:style-name="T22">In </text:span><text:span text:style-name="T24">this algorithm we </text:span><text:span text:style-name="T22">assume that the </text:span><text:span text:style-name="T24">link </text:span><text:span text:style-name="T22">between the </text:span><text:span text:style-name="T24">process </text:span><text:span text:style-name="T22">are <text:s/></text:span><text:span text:style-name="T24">unidirectional </text:span><text:span text:style-name="T22">and every </text:span><text:span text:style-name="T24">process can </text:span><text:span text:style-name="T22">message </text:span><text:span text:style-name="T24">to </text:span><text:span text:style-name="T22">the </text:span><text:span text:style-name="T24">process </text:span><text:span text:style-name="T27">on </text:span><text:span text:style-name="T24">its right </text:span><text:span text:style-name="T22">only. </text:span><text:span text:style-name="T24">Data <text:s/>structure </text:span><text:span text:style-name="T22">that </text:span><text:span text:style-name="T24">this algorithm uses is active list, </text:span><text:span text:style-name="T22">a </text:span><text:span text:style-name="T24">list that has priority </text:span><text:span text:style-name="T22">number </text:span><text:span text:style-name="T24">of </text:span><text:span text:style-name="T22">all <text:s/></text:span><text:span text:style-name="T24">active processes in </text:span><text:span text:style-name="T22">the</text:span><text:span text:style-name="T28"> </text:span><text:span text:style-name="T22">system.</text:span></text:p>
      <text:p text:style-name="P38"><text:span text:style-name="T16"/></text:p>
      <text:p text:style-name="P38"><text:span text:style-name="T16">Algorithm</text:span><text:span text:style-name="T46"> </text:span><text:span text:style-name="T63">–</text:span></text:p>
      <text:p text:style-name="P16"><text:span text:style-name="T11">1.</text:span><text:span text:style-name="T9">If </text:span><text:span text:style-name="T5">process P1 detects </text:span><text:span text:style-name="T9">a </text:span><text:span text:style-name="T5">coordinator failure, it creates </text:span><text:span text:style-name="T9">new </text:span><text:span text:style-name="T5">active list which is </text:span><text:span text:style-name="T9">empty <text:s/></text:span><text:span text:style-name="T5">initially. </text:span><text:span text:style-name="T9">It </text:span><text:span text:style-name="T5">sends election message to its neighbour on right </text:span><text:span text:style-name="T9">and adds number 1 </text:span><text:span text:style-name="T5">to its <text:s/>active</text:span><text:span text:style-name="T9"> </text:span><text:span text:style-name="T5">list.</text:span></text:p>
      <text:p text:style-name="P17"><text:span text:style-name="T11">2. </text:span><text:span text:style-name="T9">If </text:span><text:span text:style-name="T5">process P2 receives </text:span><text:span text:style-name="T9">message elect </text:span><text:span text:style-name="T5">from processes on </text:span><text:span text:style-name="T9">left, </text:span><text:span text:style-name="T5">it responds in </text:span><text:span text:style-name="T9">3</text:span><text:span text:style-name="T47"> </text:span><text:span text:style-name="T9">ways:</text:span></text:p>
      <text:p text:style-name="P18"><text:span text:style-name="T9"><text:s text:c="4"/></text:span><text:span text:style-name="T11">a)</text:span><text:span text:style-name="T9">If</text:span><text:span text:style-name="T48"> </text:span><text:span text:style-name="T5">message</text:span><text:span text:style-name="T49"> </text:span><text:span text:style-name="T5">received</text:span><text:span text:style-name="T48"> </text:span><text:span text:style-name="T5">does</text:span><text:span text:style-name="T50"> </text:span><text:span text:style-name="T5">not</text:span><text:span text:style-name="T49"> </text:span><text:span text:style-name="T5">contain</text:span><text:span text:style-name="T49"> </text:span><text:span text:style-name="T9">1</text:span><text:span text:style-name="T49"> </text:span><text:span text:style-name="T5">in</text:span><text:span text:style-name="T49"> </text:span><text:span text:style-name="T5">active</text:span><text:span text:style-name="T49"> </text:span><text:span text:style-name="T17">list</text:span><text:span text:style-name="T48"> </text:span><text:span text:style-name="T9">then</text:span><text:span text:style-name="T51"> </text:span><text:span text:style-name="T5">P1</text:span><text:span text:style-name="T49"> </text:span><text:span text:style-name="T9">adds</text:span><text:span text:style-name="T50"> </text:span><text:span text:style-name="T9">2</text:span><text:span text:style-name="T52"> </text:span><text:span text:style-name="T5">to</text:span><text:span text:style-name="T49"> </text:span><text:span text:style-name="T5">its</text:span><text:span text:style-name="T48"> </text:span><text:span text:style-name="T5">active</text:span></text:p>
      <text:p text:style-name="P18"><text:span text:style-name="T5">list </text:span><text:span text:style-name="T9">and </text:span><text:span text:style-name="T5">forwards </text:span><text:span text:style-name="T9">the</text:span><text:span text:style-name="T53"> </text:span><text:span text:style-name="T9">message.</text:span></text:p>
      <text:p text:style-name="P7"><text:span text:style-name="T11"><text:s text:c="4"/>b)</text:span><text:span text:style-name="T9">If </text:span><text:span text:style-name="T5">this is </text:span><text:span text:style-name="T9">the </text:span><text:span text:style-name="T5">first election message it has received or sent, P1 </text:span><text:span text:style-name="T9">creates new </text:span><text:span text:style-name="T5">active <text:s/>list with </text:span><text:span text:style-name="T9">numbers 1 and </text:span><text:span text:style-name="T5">2. </text:span><text:span text:style-name="T9">It then </text:span><text:span text:style-name="T5">sends election </text:span><text:span text:style-name="T9">message 1 </text:span><text:span text:style-name="T5">followed </text:span><text:span text:style-name="T9">by</text:span><text:span text:style-name="T54"> </text:span><text:span text:style-name="T9">2</text:span></text:p>
      <text:p text:style-name="P11"><text:span text:style-name="T11"><text:s text:c="4"/>c)</text:span><text:span text:style-name="T9">If</text:span><text:span text:style-name="T55"> </text:span><text:span text:style-name="T5">Process</text:span><text:span text:style-name="T56"> </text:span><text:span text:style-name="T5">P1</text:span><text:span text:style-name="T55"> </text:span><text:span text:style-name="T5">receives</text:span><text:span text:style-name="T56"> </text:span><text:span text:style-name="T5">its</text:span><text:span text:style-name="T55"> </text:span><text:span text:style-name="T9">own</text:span><text:span text:style-name="T56"> </text:span><text:span text:style-name="T9">election</text:span><text:span text:style-name="T56"> </text:span><text:span text:style-name="T9">message</text:span><text:span text:style-name="T56"> </text:span><text:span text:style-name="T9">1</text:span><text:span text:style-name="T41"> </text:span><text:span text:style-name="T9">then</text:span><text:span text:style-name="T56"> </text:span><text:span text:style-name="T5">active</text:span><text:span text:style-name="T57"> </text:span><text:span text:style-name="T5">list</text:span><text:span text:style-name="T55"> </text:span><text:span text:style-name="T5">for</text:span><text:span text:style-name="T55"> </text:span><text:span text:style-name="T5">P1</text:span><text:span text:style-name="T58"> </text:span><text:span text:style-name="T9">now</text:span></text:p>
      <text:p text:style-name="P34"><text:span text:style-name="T5">contains </text:span><text:span text:style-name="T9">numbers </text:span><text:span text:style-name="T5">of </text:span><text:span text:style-name="T9">all the active </text:span><text:span text:style-name="T5">processes in </text:span><text:span text:style-name="T9">the system. </text:span><text:span text:style-name="T5">Now Process P1 <text:s/>detects highest </text:span><text:span text:style-name="T17">priority </text:span><text:span text:style-name="T9">number </text:span><text:span text:style-name="T5">from list </text:span><text:span text:style-name="T9">and </text:span><text:span text:style-name="T5">elects it </text:span><text:span text:style-name="T9">as the new</text:span><text:span text:style-name="T59"> </text:span><text:span text:style-name="T17">coordinator.</text:span></text:p>
      <text:p text:style-name="P34"><text:span text:style-name="T17"/></text:p>
      <text:p text:style-name="P34"><text:span text:style-name="T17"/></text:p>
      <text:p text:style-name="P34"><text:span text:style-name="T17"/></text:p>
      <text:p text:style-name="P35"><text:span text:style-name="T17">Conclusion :</text:span></text:p>
      <text:p text:style-name="P35"><text:span text:style-name="T17"/></text:p>
      <text:p text:style-name="P36"><text:span text:style-name="T17">Election algorithm choose a process from group of processors to act as a co-ordinator.bully algorithm applies to system where every process can send the message to every other process in the system.Ring algorithm applies to systems organized as a ring.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Gill Sans MT" svg:font-family="'Gill Sans MT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,Bold1" svg:font-family="'Calibri,Bold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8:44:01.668252574</meta:creation-date>
    <dc:date>2020-03-13T19:09:07.058134190</dc:date>
    <meta:editing-duration>PT3M2S</meta:editing-duration>
    <meta:editing-cycles>1</meta:editing-cycles>
    <meta:document-statistic meta:table-count="0" meta:image-count="0" meta:object-count="0" meta:page-count="2" meta:paragraph-count="46" meta:word-count="560" meta:character-count="3335" meta:non-whitespace-character-count="2794"/>
    <meta:generator>LibreOffice/6.0.3.2$Linux_X86_64 LibreOffice_project/00m0$Build-2</meta:generator>
  </office:meta>
</office:document-meta>
</file>